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fde" officeooo:paragraph-rsid="00188fde"/>
    </style:style>
    <style:style style:name="P2" style:family="paragraph" style:parent-style-name="Standard">
      <style:text-properties officeooo:rsid="00188fde" officeooo:paragraph-rsid="00188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s_play_osumania</text:p>
      <text:p text:style-name="P1"/>
      <text:p text:style-name="P1">problem – n (given as input) lines of input are given. Each line is a string of length 6, first and last element are opening and closing tags and the middle 4 elements describe about the clicks on the game. We need to print the total number of clicks (both types included)</text:p>
      <text:p text:style-name="P1"/>
      <text:p text:style-name="P1">solutio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5:07:35.409420998</meta:creation-date>
    <meta:generator>LibreOffice/7.3.7.2$Linux_X86_64 LibreOffice_project/30$Build-2</meta:generator>
    <dc:date>2022-12-17T17:29:06.914158048</dc:date>
    <meta:editing-duration>PT2M53S</meta:editing-duration>
    <meta:editing-cycles>2</meta:editing-cycles>
    <meta:document-statistic meta:table-count="0" meta:image-count="0" meta:object-count="0" meta:page-count="1" meta:paragraph-count="3" meta:word-count="53" meta:character-count="298" meta:non-whitespace-character-count="247"/>
  </office:meta>
</office:document-meta>
</file>